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나눔명조" svg:font-family="나눔명조" style:font-family-generic="roman" style:font-pitch="variable"/>
    <style:font-face style:name="나눔명조1" svg:font-family="나눔명조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3.935cm" fo:margin-left="1.007cm" fo:margin-top="0cm" fo:margin-bottom="0cm" table:align="left" style:writing-mode="lr-tb"/>
    </style:style>
    <style:style style:name="표1.A" style:family="table-column">
      <style:table-column-properties style:column-width="6.967cm"/>
    </style:style>
    <style:style style:name="표1.B" style:family="table-column">
      <style:table-column-properties style:column-width="6.966cm"/>
    </style:style>
    <style:style style:name="표1.1" style:family="table-row">
      <style:table-row-properties style:min-row-height="0.885cm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표1.2" style:family="table-row">
      <style:table-row-properties style:min-row-height="0.859cm" fo:keep-together="auto"/>
    </style:style>
    <style:style style:name="표2" style:family="table">
      <style:table-properties style:width="15.903cm" fo:margin-left="0.009cm" fo:margin-top="0cm" fo:margin-bottom="0cm" table:align="left" style:writing-mode="lr-tb"/>
    </style:style>
    <style:style style:name="표2.A" style:family="table-column">
      <style:table-column-properties style:column-width="10.492cm"/>
    </style:style>
    <style:style style:name="표2.B" style:family="table-column">
      <style:table-column-properties style:column-width="5.41cm"/>
    </style:style>
    <style:style style:name="표2.1" style:family="table-row">
      <style:table-row-properties fo:keep-together="auto"/>
    </style:style>
    <style:style style:name="표2.A1" style:family="table-cell">
      <style:table-cell-properties fo:padding-left="0.191cm" fo:padding-right="0.191cm" fo:padding-top="0cm" fo:padding-bottom="0cm" fo:border="0.5pt solid #000000" style:writing-mode="lr-tb"/>
    </style:style>
    <style:style style:name="표2.10" style:family="table-row">
      <style:table-row-properties style:min-row-height="0.494cm" fo:keep-together="auto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/>
      <style:text-properties style:font-name="나눔명조" style:font-name-asian="나눔명조1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나눔명조" fo:font-size="10pt" fo:language="en" fo:country="US" style:letter-kerning="true" style:font-name-asian="나눔명조1" style:font-size-asian="10pt" style:language-asian="ko" style:country-asian="KR" style:font-name-complex="F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나눔명조" fo:font-size="10pt" fo:language="en" fo:country="US" officeooo:rsid="00055f53" officeooo:paragraph-rsid="00055f53" style:letter-kerning="true" style:font-name-asian="나눔명조1" style:font-size-asian="10pt" style:language-asian="ko" style:country-asian="KR" style:font-name-complex="F" style:font-size-complex="12pt" style:language-complex="ar" style:country-complex="SA"/>
    </style:style>
    <style:style style:name="P6" style:family="paragraph" style:parent-style-name="Standard">
      <style:paragraph-properties fo:orphans="2" fo:widows="2"/>
      <style:text-properties style:font-name="나눔명조" style:font-name-asian="나눔명조1"/>
    </style:style>
    <style:style style:name="P7" style:family="paragraph" style:parent-style-name="Standard">
      <style:paragraph-properties fo:margin-top="0cm" fo:margin-bottom="0cm" style:contextual-spacing="false" fo:line-height="115%" fo:break-before="page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나눔명조" fo:font-size="10pt" fo:language="en" fo:country="US" officeooo:rsid="001713e7" officeooo:paragraph-rsid="001713e7" style:letter-kerning="true" style:font-name-asian="나눔명조1" style:font-size-asian="10pt" style:language-asian="ko" style:country-asian="KR" style:font-name-complex="F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나눔명조" fo:font-size="10pt" fo:language="en" fo:country="US" officeooo:rsid="00057b1a" officeooo:paragraph-rsid="00057b1a" style:letter-kerning="true" style:font-name-asian="나눔명조1" style:font-size-asian="10pt" style:language-asian="ko" style:country-asian="KR" style:font-name-complex="F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나눔명조" fo:font-size="10pt" fo:language="en" fo:country="US" officeooo:rsid="00156af9" officeooo:paragraph-rsid="00156af9" style:letter-kerning="true" style:font-name-asian="나눔명조1" style:font-size-asian="10pt" style:language-asian="ko" style:country-asian="KR" style:font-name-complex="F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나눔명조" fo:font-size="10pt" fo:language="en" fo:country="US" officeooo:rsid="0006b77c" officeooo:paragraph-rsid="0006b77c" style:letter-kerning="true" style:font-name-asian="나눔명조1" style:font-size-asian="10pt" style:language-asian="ko" style:country-asian="KR" style:font-name-complex="F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나눔명조" fo:font-size="10pt" fo:language="en" fo:country="US" officeooo:rsid="0017bafa" officeooo:paragraph-rsid="0017bafa" style:letter-kerning="true" style:font-name-asian="나눔명조1" style:font-size-asian="10pt" style:language-asian="ko" style:country-asian="KR" style:font-name-complex="F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나눔명조" fo:font-size="10pt" fo:language="en" fo:country="US" officeooo:rsid="000a581c" officeooo:paragraph-rsid="000a581c" style:letter-kerning="true" style:font-name-asian="나눔명조1" style:font-size-asian="10pt" style:language-asian="ko" style:country-asian="KR" style:font-name-complex="F" style:font-size-complex="12pt" style:language-complex="ar" style:country-complex="SA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/>
      <style:text-properties style:font-name="나눔명조" officeooo:rsid="0013a839" officeooo:paragraph-rsid="0013a839" style:font-name-asian="나눔명조1"/>
    </style:style>
    <style:style style:name="P17" style:family="paragraph" style:parent-style-name="Footer">
      <style:paragraph-properties fo:padding="0cm" fo:border="none"/>
    </style:style>
    <style:style style:name="T1" style:family="text">
      <style:text-properties style:font-name="나눔명조" fo:font-size="28pt" fo:font-weight="bold" style:font-name-asian="나눔명조1" style:font-size-asian="28pt" style:font-weight-asian="bold" style:font-size-complex="72pt" style:font-weight-complex="bold"/>
    </style:style>
    <style:style style:name="T2" style:family="text">
      <style:text-properties style:font-name="나눔명조" style:font-name-asian="나눔명조1"/>
    </style:style>
    <style:style style:name="T3" style:family="text">
      <style:text-properties style:font-name="나눔명조" officeooo:rsid="00055f53" style:font-name-asian="나눔명조1"/>
    </style:style>
    <style:style style:name="T4" style:family="text">
      <style:text-properties style:font-name="나눔명조" fo:font-size="14pt" fo:font-weight="bold" style:font-name-asian="나눔명조1" style:font-size-asian="14pt" style:font-weight-asian="bold" style:font-size-complex="20pt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Full-Stack Service Programming</text:span><text:span text:style-name="T1"/></text:p>
      <text:p text:style-name="P1" loext:marker-style-name="T1"><text:span text:style-name="T1">최종 보고 평가표</text:span><text:span text:style-name="T1"/></text:p>
      <text:p text:style-name="P2" loext:marker-style-name="T2"/>
      <text:p text:style-name="P2" loext:marker-style-name="T2"/>
      <text:p text:style-name="P2" loext:marker-style-name="T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 loext:marker-style-name="T2"><text:span text:style-name="T2">년 도</text:span><text:span text:style-name="T2"/></text:p>
          </table:table-cell>
          <table:table-cell table:style-name="표1.A1" office:value-type="string">
            <text:p text:style-name="P3" loext:marker-style-name="T2"><text:span text:style-name="T2">20</text:span><text:span text:style-name="T3">24</text:span><text:span text:style-name="T2">년도 2학기</text:span></text:p>
          </table:table-cell>
        </table:table-row>
        <table:table-row table:style-name="표1.2">
          <table:table-cell table:style-name="표1.A1" office:value-type="string">
            <text:p text:style-name="P3" loext:marker-style-name="T2"><text:span text:style-name="T2">이 름</text:span><text:span text:style-name="T2"/></text:p>
          </table:table-cell>
          <table:table-cell table:style-name="표1.A1" office:value-type="string">
            <text:p text:style-name="P4" loext:marker-style-name="T2">정재욱</text:p>
          </table:table-cell>
        </table:table-row>
        <table:table-row table:style-name="표1.1">
          <table:table-cell table:style-name="표1.A1" office:value-type="string">
            <text:p text:style-name="P3" loext:marker-style-name="T2"><text:span text:style-name="T2">학 번</text:span></text:p>
          </table:table-cell>
          <table:table-cell table:style-name="표1.A1" office:value-type="string">
            <text:p text:style-name="P5" loext:marker-style-name="T2">2019102229</text:p>
          </table:table-cell>
        </table:table-row>
        <table:table-row table:style-name="표1.1">
          <table:table-cell table:style-name="표1.A1" office:value-type="string">
            <text:p text:style-name="P3" loext:marker-style-name="T2"><text:span text:style-name="T2">학 과</text:span><text:span text:style-name="T2"/></text:p>
          </table:table-cell>
          <table:table-cell table:style-name="표1.A1" office:value-type="string">
            <text:p text:style-name="P4" loext:marker-style-name="T2">컴퓨터공학과</text:p>
          </table:table-cell>
        </table:table-row>
      </table:table>
      <text:p text:style-name="P2" loext:marker-style-name="T2"/>
      <text:p text:style-name="P2" loext:marker-style-name="T2"/>
      <text:p text:style-name="P2" loext:marker-style-name="T2"/>
      <text:p text:style-name="P6" loext:marker-style-name="T2"/>
      <text:p text:style-name="P7" loext:marker-style-name="T4"><text:span text:style-name="T4">[1] 정량 평가 항목</text:span><text:span text:style-name="T4"/></text:p>
      <text:p text:style-name="P2" loext:marker-style-name="T2"/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3" loext:marker-style-name="T2"><text:span text:style-name="T2">항목</text:span><text:span text:style-name="T2"/></text:p>
          </table:table-cell>
          <table:table-cell table:style-name="표2.A1" office:value-type="string">
            <text:p text:style-name="P3" loext:marker-style-name="T2"><text:span text:style-name="T2">숫자</text:span><text:span text:style-name="T2"/>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클라이언트 소스코드 파일 개수 </text:span><text:span text:style-name="T2"/></text:p>
          </table:table-cell>
          <table:table-cell table:style-name="표2.A1" office:value-type="string">
            <text:p text:style-name="P9" loext:marker-style-name="T2">37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클라이언트 소스코드 파일들의 라인 개수 총합계</text:span><text:span text:style-name="T2"/></text:p>
          </table:table-cell>
          <table:table-cell table:style-name="표2.A1" office:value-type="string">
            <text:p text:style-name="P9" loext:marker-style-name="T2">18402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클라이언트 Class 개수</text:span><text:span text:style-name="T2"/></text:p>
          </table:table-cell>
          <table:table-cell table:style-name="표2.A1" office:value-type="string">
            <text:p text:style-name="P9" loext:marker-style-name="T2">68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클라이언트 Class들의 메소드 개수 총합계</text:span><text:span text:style-name="T2"/></text:p>
          </table:table-cell>
          <table:table-cell table:style-name="표2.A1" office:value-type="string">
            <text:p text:style-name="P10" loext:marker-style-name="T2">155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클라이언트 Class에 속하지 않은 함수 개수 총합계</text:span><text:span text:style-name="T2"/></text:p>
          </table:table-cell>
          <table:table-cell table:style-name="표2.A1" office:value-type="string">
            <text:p text:style-name="P11" loext:marker-style-name="T2">38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클라이언트 Thread 개수</text:span><text:span text:style-name="T2"/></text:p>
          </table:table-cell>
          <table:table-cell table:style-name="표2.A1" office:value-type="string">
            <text:p text:style-name="P12" loext:marker-style-name="T2">1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서버 Microservice 개수</text:span><text:span text:style-name="T2"/></text:p>
          </table:table-cell>
          <table:table-cell table:style-name="표2.A1" office:value-type="string">
            <text:p text:style-name="P9" loext:marker-style-name="T2">0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서버 소스코드 파일 개수 </text:span><text:span text:style-name="T2"/></text:p>
          </table:table-cell>
          <table:table-cell table:style-name="표2.A1" office:value-type="string">
            <text:p text:style-name="P9" loext:marker-style-name="T2">44</text:p>
          </table:table-cell>
        </table:table-row>
        <table:table-row table:style-name="표2.10">
          <table:table-cell table:style-name="표2.A1" office:value-type="string">
            <text:p text:style-name="P8" loext:marker-style-name="T2"><text:span text:style-name="T2">서버 소스코드 파일들의 라인 개수 총합계</text:span><text:span text:style-name="T2"/></text:p>
          </table:table-cell>
          <table:table-cell table:style-name="표2.A1" office:value-type="string">
            <text:p text:style-name="P13" loext:marker-style-name="T2">3834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서버 Class 개수</text:span><text:span text:style-name="T2"/></text:p>
          </table:table-cell>
          <table:table-cell table:style-name="표2.A1" office:value-type="string">
            <text:p text:style-name="P13" loext:marker-style-name="T2">44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서버 Class들의 메소드 개수 총합계</text:span><text:span text:style-name="T2"/></text:p>
          </table:table-cell>
          <table:table-cell table:style-name="표2.A1" office:value-type="string">
            <text:p text:style-name="P4" loext:marker-style-name="T2"/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서버 Class에 속하지 않은 함수 개수 총합계</text:span><text:span text:style-name="T2"/></text:p>
          </table:table-cell>
          <table:table-cell table:style-name="표2.A1" office:value-type="string">
            <text:p text:style-name="P11" loext:marker-style-name="T2">0</text:p>
          </table:table-cell>
        </table:table-row>
        <table:table-row table:style-name="표2.1">
          <table:table-cell table:style-name="표2.A1" office:value-type="string">
            <text:p text:style-name="P8" loext:marker-style-name="T2"><text:span text:style-name="T2">서버 Thread 개수</text:span><text:span text:style-name="T2"/></text:p>
          </table:table-cell>
          <table:table-cell table:style-name="표2.A1" office:value-type="string">
            <text:p text:style-name="P14" loext:marker-style-name="T2">2</text:p>
          </table:table-cell>
        </table:table-row>
      </table:table>
      <text:p text:style-name="P2" loext:marker-style-name="T2"/>
      <text:p text:style-name="P6" loext:marker-style-name="T2"/>
      <text:p text:style-name="P7" loext:marker-style-name="T4"><text:span text:style-name="T4">[2] 기술 평가 항목</text:span><text:span text:style-name="T4"/></text:p>
      <text:p text:style-name="P2" loext:marker-style-name="T2"/>
      <text:p text:style-name="P15" loext:marker-style-name="T2"><text:span text:style-name="T2">(2-1) 클라이언트가 관리하는 정보 (구조도, 코드 위치)</text:span><text:span text:style-name="T2"/></text:p>
      <text:p text:style-name="P16" loext:marker-style-name="T2">클라이언트에서는 사용자들의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2-2) 서버가 관리하는 정보 (구조도, 코드 위치)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2-3) 클라이언트와 서버가 송수신 하는 정보 (RESTful API, JSON 정보 등)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2-4) 서버-서버가 송수신 하는 정보 (RESTful API, JSON 정보 등)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2-5) <text:s/>[optional] 창의적 알고리즘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2-6) <text:s/>[optional] 독창적 사용자 인터페이스 (UI/UX 등)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6" loext:marker-style-name="T2"/>
      <text:p text:style-name="P7" loext:marker-style-name="T4"><text:span text:style-name="T4">[3] 정성 평가 항목</text:span><text:span text:style-name="T4"/></text:p>
      <text:p text:style-name="P2" loext:marker-style-name="T2"/>
      <text:p text:style-name="P15" loext:marker-style-name="T2"><text:span text:style-name="T2">(3-1) 최종 데모 영상의 완성도 [기본 평가 항목]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2) 최종 프로그램의 완성도 [기본 평가 항목]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3) [optional] 개발의 지속성 확인 여부 (GitHub 등 활용 통한 꾸준한 개발)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4) [optional] AppStore, PlayStore 등록 여부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5) [optional] 서비스의 공개 운영 여부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6) [optional] 클라이언트과 서버 프로그램의 오픈소스 공개 여부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7) [optional] 교수에 대한 1:1 라이브 데모 및 개별 Q&amp;A 진행 여부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8) [optional] 테스트 코드의 정성/정량 수준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9) [optional] 문서화의 정성/정량 수준</text:span><text:span text:style-name="T2"/></text:p>
      <text:p text:style-name="P2" loext:marker-style-name="T2"/>
      <text:p text:style-name="P2" loext:marker-style-name="T2"/>
      <text:p text:style-name="P6" loext:marker-style-name="T2"/>
      <text:p text:style-name="P7" loext:marker-style-name="T2"><text:span text:style-name="T2">(3-10) [optional] CI/CD &amp; Microservice (container/orchestrator) 적용</text:span><text:span text:style-name="T2"/></text:p>
      <text:p text:style-name="P2" loext:marker-style-name="T2"/>
      <text:p text:style-name="P2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나눔명조" svg:font-family="나눔명조" style:font-family-generic="roman" style:font-pitch="variable"/>
    <style:font-face style:name="나눔명조1" svg:font-family="나눔명조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411cm" style:writing-mode="page"/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바닥글_20_Char" style:display-name="바닥글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테마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3cm" fo:margin-bottom="1.7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프레임2" text:anchor-type="paragraph" svg:y="0.002cm" draw:z-index="17"><draw:text-box fo:min-height="0cm" fo:min-width="0.041cm"><text:p text:style-name="MP1" loext:marker-style-name="Page Number"><text:span text:style-name="Page_20_Number"><text:page-number text:select-page="current">18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won Lee</meta:initial-creator>
    <meta:editing-cycles>10</meta:editing-cycles>
    <meta:creation-date>2023-11-30T02:52:00</meta:creation-date>
    <dc:date>2024-12-03T12:20:46.925998135</dc:date>
    <meta:editing-duration>PT17H50M21S</meta:editing-duration>
    <meta:generator>LibreOffice/24.8.3.2$Linux_X86_64 LibreOffice_project/480$Build-2</meta:generator>
    <meta:document-statistic meta:table-count="2" meta:image-count="0" meta:object-count="0" meta:page-count="18" meta:paragraph-count="59" meta:word-count="516" meta:character-count="1044" meta:non-whitespace-character-count="868"/>
    <meta:user-defined meta:name="AppVersion">16.0000</meta:user-defined>
    <meta:template xlink:type="simple" xlink:actuate="onRequest" xlink:title="Normal" xlink:href=""/>
  </office:meta>
</office:document-meta>
</file>